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 statistique $t$ de Student se calcule comme suit [@student_probable_1908]\footnote{Dans l'article présenté au chapitre 2, nous nous contentons d'une formule simplifiée de la statistique $t$ de Student: $t_{Student}=\frac{\bar{X_1}-\bar{X_2} <text:s/>}{\sqrt{\left(\frac{(n_1-1)S_1^2+(n_2-1)S_2^2}{N-2}\right) \times \left(\frac{1}{n_1}+\frac{1}{n_2}\right)}}$. Cette formule simplifiée est celle généralement présentée dans les articles et dans les livres d'introduction aux statistique,puisque la plupart du temps, on définit comme hypothèse nulle l'absence d'effet (avec $\left( \mu_1-\mu_2\right)_0= 0$)}</text:p>
      <text:p text:style-name="Normal">\begin{equation}<text:s/></text:p>
      <text:p text:style-name="Normal">t_{Student}=\frac{\left(\bar{X_1}-\bar{X_2} \right)-\left( \mu_1-\mu_2\right)_0 }{\sqrt{\left(\frac{(n_1-1)S_1^2+(n_2-1)S_2^2}{N-2}\right) \times \left(\frac{1}{n_1}+\frac{1}{n_2}\right)}}</text:p>
      <text:p text:style-name="Normal">\label{Student}</text:p>
      <text:p text:style-name="Normal">\end{equation}<text:s/></text:p>
      <text:p text:style-name="Normal">où $N$ = le nombre total de sujets, et $n_j$, $\bar{X_j}$ et $S_j$ sont respectivement la taille, la moyenne et l'écart-type du $j^{ème}$ échantillon ($j = 1, 2$). Sous l'hypothèse de normalité, la statistique $t$ de Student suit une distribution $t$ avec $n_1+n_2-2$ degrés de liberté. La statistique $F$ de Fisher se calcule comme suit: <text:s/></text:p>
      <text:p text:style-name="Normal">\begin{equation}<text:s/></text:p>
      <text:p text:style-name="Normal">F=\frac{\frac{1}{k-1}\sum_{j=1}^k \left[n_j\left(\bar{x_{j}}-\bar{x_{..}}\right)^2 \right]}{\frac{1}{N-k}\sum_{j=1}^k \left[\left(n_j-1\right)S_j^2 \right]}</text:p>
      <text:p text:style-name="Normal">\label{Fisher}</text:p>
      <text:p text:style-name="Normal">\end{equation}<text:s/></text:p>
      <text:p text:style-name="Normal">où $k$ est le nombre d'échantillons indépendants et $S^2_j$ est la variance du $j^{ème}$ échantillon ($1 \le j \le k$). Sous l'hypothèse de normalité, la statistique $F$ suit loi de Fisher caractérisée par 2 paramètres:</text:p>
      <text:p text:style-name="Normal">\begin{equation*}<text:s/></text:p>
      <text:p text:style-name="Normal">df_1 = k-1</text:p>
      <text:p text:style-name="Normal">\end{equation*}<text:s/></text:p>
      <text:p text:style-name="Normal">\begin{equation*}<text:s/></text:p>
      <text:p text:style-name="Normal">df_2 = \sum_{j=1}^k{n_j}-k</text:p>
      <text:p text:style-name="Normal">\end{equation*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D</meta:initial-creator>
    <dc:creator>Marie D</dc:creator>
    <meta:creation-date>2021-06-09T07:36:00Z</meta:creation-date>
    <dc:date>2021-06-09T07:37:00Z</dc:date>
    <meta:template xlink:href="Normal" xlink:type="simple"/>
    <meta:editing-cycles>1</meta:editing-cycles>
    <meta:editing-duration>PT0S</meta:editing-duration>
    <meta:document-statistic meta:page-count="1" meta:paragraph-count="3" meta:word-count="264" meta:character-count="1715" meta:row-count="12" meta:non-whitespace-character-count="1454"/>
  </office:meta>
</office:document-meta>
</file>